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1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pril 1891</text:p>
      <text:p text:style-name="P2">Month<text:tab/><text:tab/><text:tab/><text:tab/><text:tab/><text:tab/>April</text:p>
      <text:p text:style-name="P2">Year<text:tab/><text:tab/><text:tab/><text:tab/><text:tab/><text:tab/>189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Spanish and Portuguese Jews' Congregation (London, England)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ere is a narrow strip of wax attached to the back of page 9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[Note: The number "105" is written in pencil and circled in the top right corner of the page.]</text:p>
      <text:p text:style-name="P4"/>
      <text:p text:style-name="P5">April(/)91/</text:p>
      <text:p text:style-name="P6">About the controversy in London/</text:p>
      <text:p text:style-name="P6">regarding the proposed demolition/</text:p>
      <text:p text:style-name="P6">of the Bevis Marks Synagogue/</text:p>
      <text:p text:style-name="P6"/>
      <text:p text:style-name="P6">This lecture was lengthened considerably and improved upon/</text:p>
      <text:p text:style-name="P6">in the course of its delivery./</text:p>
      <text:p text:style-name="P6"/>
      <text:p text:style-name="P4">[Page 1]</text:p>
      <text:p text:style-name="P4">Brethren. <text:s/>The late agitation among our coreligio-/-nists of London, has excited my interest considerably./ <text:s/>The dispute has been set at rest, for a time at least, but/ it presents certain features deserving of <text:span text:style-name="T1">attention</text:span><text:span text:style-name="T3"> our reflection./ <text:s/>Thus, by way of elucidation, it involves a question/ of some moment from a </text:span><text:span text:style-name="T1">talmudical</text:span><text:span text:style-name="T3"> Rabbinical stand point./ <text:s/>That question I asked myself about thirty one years/ ago, without daring to propound it to others, for, I/ felt sure of a solution adverse to my views. <text:s/>Is it/ at all permissible to demolish a Synagogue, or to/ dispose of it for any worldly use? <text:s/>Well guided/ by </text:span><text:soft-page-break/><text:span text:style-name="T3">Talmudical rules, the answer must be in the negative,/ for the </text:span><text:span text:style-name="T1">Rabbis</text:span><text:span text:style-name="T3"> Sages insist that a place once devoted to God's/ worship must remain, inasmuch as a degree of/ sanctity clings always to it. <text:s/>So strong are the feelings/ against surrendering a spot hallowed to Divine ser-/-vice and particularly against suffering it to become/ a stall or a store, that even after the Roman/ ghetto disappeared by royal order, our people could/ not be induced to tear down the dingy buildings/ in which prayers had been publicly said./</text:span></text:p>
      <text:p text:style-name="P7"/>
      <text:p text:style-name="P7">[Page 2]</text:p>
      <text:p text:style-name="P4"><text:span text:style-name="T3">In that instance, doubtless, other sentiments mingled/ with the religious, as based on talmudical ground./ <text:s/>The Synagogues at Rome have a history dating/ many centuries back. <text:s/>Who can tell, but Sages travel-/-ling to the seven hilled city, during the period of Roman/ dominion in Judea, may have made their devo-/-tions there. <text:s/>Then, again, countless are the/ memories clustering round those worn out spots,/ even if the memorials are apt to draw forth tears/ of sorrow. <text:s/>To the young, born and reared under/ a constitutional monarchy, better ventilated, more/ imposing edifices in newer localities, would possess/ a readier attraction, but to their parents every stone/ in the Ghetto-synagogues has the charm of an anti-/-quity fraught with stirring events. <text:s/>Indeed, now/ that various communities in the peninsula, where/ Judaism plaid[sic!] so important a part, are ransack</text:span><text:span text:style-name="T1">ed</text:span><text:span text:style-name="T3">/-ing their ancient archives, and producing separate/ accounts of this thrilling past, a full history of/ the Hebrew Congregation in the capital, would/ prove of exceeding value. <text:s/>The/ Synagogue at Bevis Marks in London cannot/</text:span></text:p>
      <text:p text:style-name="P7"/>
      <text:p text:style-name="P7">[Page 3]</text:p>
      <text:p text:style-name="P4"><text:span text:style-name="T3">look back on very many centuries. <text:s/>Still, it/ is dear to our English fellow-believers, and justly/ so in more than one respect. <text:s/>During three centuries/ and a half, no Jewish </text:span><text:span text:style-name="T1">step</text:span><text:span text:style-name="T3"> congregation dared </text:span><text:span text:style-name="T1">touch</text:span><text:span text:style-name="T3"> pray on English soil./ <text:s/>Expelled fro ma land that promised commercial/ advantages, a strong wish for readmission had/ long been felt by the </text:span><text:span text:style-name="T1">exiles</text:span><text:span text:style-name="T3"> tribe of </text:span><text:span text:style-name="T1">sore</text:span><text:span text:style-name="T3"> wandering foot and weary/ breast. <text:s/>But not till their champion arose in/ Holland, could they hope for a realization of their/ cravings. <text:s/>Menasseh Ben Israel, who deserved so/ well of his brethren for literary services rendered, had/ warmly espoused their cause. <text:s/>He summoned cou-/-rage to personally petition Cromwell, that he/ might allow his coreligionists to take up their/ homes again in Great Britain. <text:s/>Some had hazarded/ entering it pending negotiations in 1656, to cele-/-brate the great festival of Passover, but difficult/ as it is to reconcile conflicting reports, it seems,/ at all events, that the house of worship, whose/ retention or demolition has given rise to a heated controversy,/</text:span></text:p>
      <text:p text:style-name="P7"/>
      <text:p text:style-name="P7">[Page 4]</text:p>
      <text:p text:style-name="P7">was not erected till 1699. <text:s/>Be that as it may,/ it awakens splendid reminiscences--the noble/ efforts of the eminent scholar and Jewish advocate/ from Amsterdam, and the first step, however/ feeble, toward the attainment of the height reached/ by the Jews of England. <text:s/>No doubt, the original/ settlers, who reared the synagogue in Bevis/ Marks, were Portuguese Marranos, who feigned/ Catholicism, to escape the inquisition, till they/ could safely land in Holland, and acknowledge them-/-selves openly descendants of Abraham and believers/ in the Lord and in Moses His servant. <text:s/>But in/ the acrimonious dispute which has recently been/ waged, Ashkenazim, so called by way of a senseless/ distinction, took a prominent part, notably editors/ of Jewish periodicals. <text:s/>They united in crying, "Shame/ upon an attempt to vandalism." <text:s/>Why tear down/ a monument making privileges long denied and/ finally granted and the brave efforts of a celebrated/ Jew? <text:s/>But the party of Sephardim, who combat-/-ted the scheme of levelling[sic!] to the earth the historic/ building, alleged additional motives./</text:p>
      <text:p text:style-name="P7"/>
      <text:p text:style-name="P7">[Page 5]</text:p>
      <text:p text:style-name="P4"><text:span text:style-name="T3">The voice of Sasportas, Abendana, Niete, Meldola./ <text:s/>All more or less regarded for their high learning and/ piety, had sounded within the walls of that mi-/-nor sanctuary. <text:s/>Ought it to be destroyed? <text:s/>But/ in </text:span><text:soft-page-break/><text:span text:style-name="T3">all truth, the locality has deteriorated too greatly./ <text:s/>It was already objectionable in 1845, when I/ resided there, as Hebrew Master in the institution of/ Orphans. <text:s/>Since then it has grown much worse,/ according to all accounts, and the Hebrew population/ has largely removed to distances, disabling it/ from attending worship in the most olden part/ </text:span><text:span text:style-name="T1">par</text:span><text:span text:style-name="T3"> of the city. <text:s/>Consequently, the "demolitionists,"/ as those who favored felling down the venerable/ structure have been ironically called, were not/ wantonly inconsiderate. <text:s/>They lamented the ever/ decreasing number of worshippers, and proposed/ to build in a spot, where the number of Hebrew/ inhabitants warranted it. <text:s/>I confess that/ I myself would have deprecated the victory of/ the demolitionists. <text:s/>Not that I apprehended that/ the noble edifice would have been knocked down/</text:span></text:p>
      <text:p text:style-name="P7"/>
      <text:p text:style-name="P7">[Page 6]</text:p>
      <text:p text:style-name="P4"><text:span text:style-name="T3">by the hammer of the auctioneer. <text:s/>In London,/ the courts in which the Lord God of Israel was/ congregationally extolled, will never be given </text:span><text:span text:style-name="T1">out</text:span><text:span text:style-name="T3"> over/ to an unholy usage. <text:s/>The ground might be/ sold; the edifice which had stood on it, would/ not be disposed of for a purpose conflicting/ with its former sanctity. <text:s/>Still, I admit it,/ my objection would proceed from sentiment, and,/ say what you will, cold reasoning will not/ silence it. <text:s/>I surmise that the Haham-/as the Ecclesiastical chief of the Sephardim/ is titled--who has been made the butt of sar-/-casm, was not exactly in sympathy with/ either the Londoners of the Ashkenazic ritual, or/ of the Sephardim, whom he serves. <text:s/>For he is/ comparatively a new comer, born and raised in/ Roumania. <text:s/>Dr Gaster argued correctly in the/ abstract from the stand which he took. <text:s/>A/ deserted synagogue cannot reflect honor upon/ the living nor upon the dead. <text:s/>So long as the/ Montefiore's, the Lousadas, the SAmudas, the Lindos,/ the Almosninos visited the Bevis Marks Synagogue/</text:span></text:p>
      <text:p text:style-name="P7"/>
      <text:p text:style-name="P7">[Page 7]</text:p>
      <text:p text:style-name="P4"><text:span text:style-name="T3">the memory of Menasseh Ben Israel was/ revered and the object of his efforts practi-/-cally carried out, but when time wrought/ soon a change as to compel the hiring of men/ to form the requisite </text:span><text:span text:style-name="T4">quorum</text:span><text:span text:style-name="T5"> for holding/ public worship, the determined opposition/ against a removal, and the personal ill will/ it created, even not defensible. <text:s/>Possibly,/ the Rabbi's language may have been more/ forcible than polished, yet, to me the offensive/ adjectives applied to him, appear inaccessable[sic!]./ <text:s/>I have not the least acquaintance with/ the reverend gentleman. <text:s/>When he was first/ installed, an estimable lady friend of mine,/ knowing that I harbor no prejudice against/ any of my coreligionists from whatever part of/ the globe they hail, wrote to me to the wonder-/ful departure.--an askenaz, as Haham/ of Sephardim! <text:s/>But if our London brethren/ would have preferred an Englishman, and I/ [?] their feelings, they ought to have made/ timely prevision for the choice./</text:span></text:p>
      <text:p text:style-name="P4"><text:span text:style-name="T5"/></text:p>
      <text:p text:style-name="P4"><text:span text:style-name="T5">[Page 8]</text:span></text:p>
      <text:p text:style-name="P4"><text:span text:style-name="T5">When fifty or sixty thousand Israelites, in/ </text:span><text:span text:style-name="T2">in</text:span><text:span text:style-name="T5"> a land conspicuous for commerce and letters,/ cannot raise a number of spiritual leaders/ to guide them, they ought not to slight the/ foreigner, who may hold views not altogether/ in accord with those entertained by the natives./ <text:s/>Since Menasseh Ben Israel called forth </text:span><text:span text:style-name="T2">the</text:span><text:span text:style-name="T5"> his/ best endeavours, the Bevis Marks Synagogue/ has not had an ecclesiastical chief to the manner/ born. <text:s/>All </text:span><text:span text:style-name="T4">scholars</text:span><text:span text:style-name="T5"> heard, either at the sacred/ desk or in the pulpit, came from abroad./ <text:s/>Now Holland, anon Italy, supplied the demand./ <text:s/>At present, when unhappily those two countries/ have also a dearth of students for the Rabbinate,/ lands on the Danube or Volga must be applied/ to. <text:s/>Let us, Jews of America, who, like/ our brethren in England, hold on to traditional Ju-/-daism, take the lesson to heart. <text:s/>Let us smile/ approvingly on the endeavours to train in our/ midst those who will lead hereafter our/ Congregations aright, men familiar with/</text:span></text:p>
      <text:p text:style-name="P4"><text:span text:style-name="T5"/></text:p>
      <text:p text:style-name="P4"><text:span text:style-name="T5">[Page 9]</text:span></text:p>
      <text:p text:style-name="P4"><text:span text:style-name="T5">the vernacular language, perfectly identified/ with the habits and aspirations of the freedom/ loving in </text:span><text:soft-page-break/><text:span text:style-name="T5">the Republic, attached to the insti-/-tutions of the State, and above all, let us promote/ by our material and moral encouragement/ the cultivation of a religious literature, conducive/ to a life of holines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7T13:13:58.29</meta:creation-date>
    <dc:date>2012-08-28T11:26:02.37</dc:date>
    <dc:creator>Penn Libraries</dc:creator>
    <meta:editing-duration>PT00H14M0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1648" meta:character-count="10480"/>
  </office:meta>
</office:document-meta>
</file>